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688" officeooo:paragraph-rsid="000a2688"/>
    </style:style>
    <style:style style:name="P2" style:family="paragraph" style:parent-style-name="Standard">
      <style:text-properties fo:color="#d4d4d4" style:font-name="Droid Sans Mono" fo:font-size="10.5pt" fo:font-weight="normal" officeooo:rsid="000a2688" officeooo:paragraph-rsid="000a2688" fo:background-color="#1e1e1e"/>
    </style:style>
    <style:style style:name="P3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11dc02" officeooo:paragraph-rsid="0011dc02" fo:background-color="#1e1e1e"/>
    </style:style>
    <style:style style:name="P5" style:family="paragraph" style:parent-style-name="Standard">
      <style:paragraph-properties style:line-height-at-least="0.198in"/>
      <style:text-properties officeooo:rsid="000d679e" officeooo:paragraph-rsid="000d679e"/>
    </style:style>
    <style:style style:name="P6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198in"/>
      <style:text-properties fo:color="#6a9955" style:font-name="Droid Sans Mono" fo:font-size="10.5pt" fo:font-weight="normal" officeooo:rsid="000d679e" officeooo:paragraph-rsid="000d679e" fo:background-color="#1e1e1e"/>
    </style:style>
    <style:style style:name="P8" style:family="paragraph" style:parent-style-name="Standard">
      <style:paragraph-properties style:line-height-at-least="0.198in"/>
      <style:text-properties officeooo:rsid="000fc57d" officeooo:paragraph-rsid="000fc57d"/>
    </style:style>
    <style:style style:name="P9" style:family="paragraph" style:parent-style-name="Standard">
      <style:paragraph-properties style:line-height-at-least="0.198in"/>
      <style:text-properties officeooo:rsid="0011dc02" officeooo:paragraph-rsid="0011dc02"/>
    </style:style>
    <style:style style:name="P10" style:family="paragraph" style:parent-style-name="Standard">
      <style:text-properties officeooo:rsid="0012065b" officeooo:paragraph-rsid="0012065b"/>
    </style:style>
    <style:style style:name="P11" style:family="paragraph" style:parent-style-name="Standard">
      <style:text-properties fo:font-weight="normal" officeooo:rsid="0012065b" officeooo:paragraph-rsid="0012065b" style:font-weight-asian="normal" style:font-weight-complex="normal"/>
    </style:style>
    <style:style style:name="T1" style:family="text">
      <style:text-properties fo:color="#9cdcfe"/>
    </style:style>
    <style:style style:name="T2" style:family="text">
      <style:text-properties fo:color="#b5cea8"/>
    </style:style>
    <style:style style:name="T3" style:family="text">
      <style:text-properties fo:color="#d4d4d4" style:font-name="Droid Sans Mono" fo:font-size="10.5pt" fo:font-weight="normal" fo:background-color="#1e1e1e" loext:char-shading-value="0"/>
    </style:style>
    <style:style style:name="T4" style:family="text">
      <style:text-properties fo:color="#569cd6"/>
    </style:style>
    <style:style style:name="T5" style:family="text">
      <style:text-properties fo:color="#ce9178"/>
    </style:style>
    <style:style style:name="T6" style:family="text">
      <style:text-properties fo:color="#c586c0"/>
    </style:style>
    <style:style style:name="T7" style:family="text">
      <style:text-properties fo:color="#dcdcaa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8">Transfer learning on ECG: </text:span></text:p>
      <text:p text:style-name="P11">https://www.theseus.fi/bitstream/handle/10024/344020/Muhammad%20Arshad%20Haroon%20Thesis%20M.E.%20IT%20June%205%20Final%20version%20Approved%20and%20Submitted.pdf?sequence=2&amp;isAllowed=y</text:p>
      <text:p text:style-name="P1">_________________________________________________________________</text:p>
      <text:p text:style-name="P1">Layer (type) <text:s text:c="16"/>Output Shape <text:s text:c="13"/>Param # <text:s text:c="2"/></text:p>
      <text:p text:style-name="P1">=================================================================</text:p>
      <text:p text:style-name="P1">input_1 (InputLayer) <text:s text:c="8"/>[(None, 224, 224, 3)] <text:s text:c="4"/>0 <text:s text:c="8"/></text:p>
      <text:p text:style-name="P1">_________________________________________________________________</text:p>
      <text:p text:style-name="P1">block1_conv1 (Conv2D) <text:s text:c="7"/>(None, 224, 224, 64) <text:s text:c="5"/>1792 <text:s text:c="5"/></text:p>
      <text:p text:style-name="P1">_________________________________________________________________</text:p>
      <text:p text:style-name="P1">block1_conv2 (Conv2D) <text:s text:c="7"/>(None, 224, 224, 64) <text:s text:c="5"/>36928 <text:s text:c="4"/></text:p>
      <text:p text:style-name="P1">_________________________________________________________________</text:p>
      <text:p text:style-name="P1">block1_pool (MaxPooling2D) <text:s text:c="2"/>(None, 112, 112, 64) <text:s text:c="5"/>0 <text:s text:c="8"/></text:p>
      <text:p text:style-name="P1">_________________________________________________________________</text:p>
      <text:p text:style-name="P1">block2_conv1 (Conv2D) <text:s text:c="7"/>(None, 112, 112, 128) <text:s text:c="4"/>73856 <text:s text:c="4"/></text:p>
      <text:p text:style-name="P1">_________________________________________________________________</text:p>
      <text:p text:style-name="P1">block2_conv2 (Conv2D) <text:s text:c="7"/>(None, 112, 112, 128) <text:s text:c="4"/>147584 <text:s text:c="3"/></text:p>
      <text:p text:style-name="P1">_________________________________________________________________</text:p>
      <text:p text:style-name="P1">block2_pool (MaxPooling2D) <text:s text:c="2"/>(None, 56, 56, 128) <text:s text:c="6"/>0 <text:s text:c="8"/></text:p>
      <text:p text:style-name="P1">_________________________________________________________________</text:p>
      <text:p text:style-name="P1">block3_conv1 (Conv2D) <text:s text:c="7"/>(None, 56, 56, 256) <text:s text:c="6"/>295168 <text:s text:c="3"/></text:p>
      <text:p text:style-name="P1">_________________________________________________________________</text:p>
      <text:p text:style-name="P1">block3_conv2 (Conv2D) <text:s text:c="7"/>(None, 56, 56, 256) <text:s text:c="6"/>590080 <text:s text:c="3"/></text:p>
      <text:p text:style-name="P1">_________________________________________________________________</text:p>
      <text:p text:style-name="P1">block3_conv3 (Conv2D) <text:s text:c="7"/>(None, 56, 56, 256) <text:s text:c="6"/>590080 <text:s text:c="3"/></text:p>
      <text:p text:style-name="P1">_________________________________________________________________</text:p>
      <text:p text:style-name="P1">block3_pool (MaxPooling2D) <text:s text:c="2"/>(None, 28, 28, 256) <text:s text:c="6"/>0 <text:s text:c="8"/></text:p>
      <text:p text:style-name="P1">_________________________________________________________________</text:p>
      <text:p text:style-name="P1">block4_conv1 (Conv2D) <text:s text:c="7"/>(None, 28, 28, 512) <text:s text:c="6"/>1180160 <text:s text:c="2"/></text:p>
      <text:p text:style-name="P1">_________________________________________________________________</text:p>
      <text:p text:style-name="P1">block4_conv2 (Conv2D) <text:s text:c="7"/>(None, 28, 28, 512) <text:s text:c="6"/>2359808 <text:s text:c="2"/></text:p>
      <text:p text:style-name="P1">_________________________________________________________________</text:p>
      <text:p text:style-name="P1">block4_conv3 (Conv2D) <text:s text:c="7"/>(None, 28, 28, 512) <text:s text:c="6"/>2359808 <text:s text:c="2"/></text:p>
      <text:p text:style-name="P1">_________________________________________________________________</text:p>
      <text:p text:style-name="P1">block4_pool (MaxPooling2D) <text:s text:c="2"/>(None, 14, 14, 512) <text:s text:c="6"/>0 <text:s text:c="8"/></text:p>
      <text:p text:style-name="P1">_________________________________________________________________</text:p>
      <text:p text:style-name="P1">block5_conv1 (Conv2D) <text:s text:c="7"/>(None, 14, 14, 512) <text:s text:c="6"/>2359808 <text:s text:c="2"/></text:p>
      <text:p text:style-name="P1">_________________________________________________________________</text:p>
      <text:p text:style-name="P1">block5_conv2 (Conv2D) <text:s text:c="7"/>(None, 14, 14, 512) <text:s text:c="6"/>2359808 <text:s text:c="2"/></text:p>
      <text:p text:style-name="P1">_________________________________________________________________</text:p>
      <text:p text:style-name="P1">block5_conv3 (Conv2D) <text:s text:c="7"/>(None, 14, 14, 512) <text:s text:c="6"/>2359808 <text:s text:c="2"/></text:p>
      <text:p text:style-name="P1">_________________________________________________________________</text:p>
      <text:p text:style-name="P1">block5_pool (MaxPooling2D) <text:s text:c="2"/>(None, 7, 7, 512) <text:s text:c="8"/>0 <text:s text:c="8"/></text:p>
      <text:p text:style-name="P1">_________________________________________________________________</text:p>
      <text:p text:style-name="P1">flatten (Flatten) <text:s text:c="11"/>(None, 25088) <text:s text:c="12"/>0 <text:s text:c="8"/></text:p>
      <text:p text:style-name="P1">_________________________________________________________________</text:p>
      <text:p text:style-name="P1">fc1 (Dense) <text:s text:c="17"/>(None, 4096) <text:s text:c="13"/>102764544 </text:p>
      <text:p text:style-name="P1">_________________________________________________________________</text:p>
      <text:p text:style-name="P1">fc2 (Dense) <text:s text:c="17"/>(None, 4096) <text:s text:c="13"/>16781312 <text:s/></text:p>
      <text:p text:style-name="P1">_________________________________________________________________</text:p>
      <text:p text:style-name="P1">predictions (Dense) <text:s text:c="9"/>(None, 1000) <text:s text:c="13"/>4097000 <text:s text:c="2"/></text:p>
      <text:p text:style-name="P1"><text:soft-page-break/>=================================================================</text:p>
      <text:p text:style-name="P1">Total params: 138,357,544</text:p>
      <text:p text:style-name="P1">Trainable params: 138,357,544</text:p>
      <text:p text:style-name="P1">Non-trainable params: 0</text:p>
      <text:p text:style-name="P2">model_nooutput = Model(<text:span text:style-name="T1">inputs</text:span>=model.inputs, <text:span text:style-name="T1">outputs</text:span>=model.layers[-<text:span text:style-name="T2">2</text:span>].output)</text:p>
      <text:p text:style-name="P5">Layer (type) <text:s text:c="16"/>Output Shape <text:s text:c="13"/>Param # <text:s text:c="2"/></text:p>
      <text:p text:style-name="P5">=================================================================</text:p>
      <text:p text:style-name="P5">input_1 (InputLayer) <text:s text:c="8"/>[(None, 224, 224, 3)] <text:s text:c="4"/>0 <text:s text:c="8"/></text:p>
      <text:p text:style-name="P5">_________________________________________________________________</text:p>
      <text:p text:style-name="P5">block1_conv1 (Conv2D) <text:s text:c="7"/>(None, 224, 224, 64) <text:s text:c="5"/>1792 <text:s text:c="5"/></text:p>
      <text:p text:style-name="P5">_________________________________________________________________</text:p>
      <text:p text:style-name="P5">block1_conv2 (Conv2D) <text:s text:c="7"/>(None, 224, 224, 64) <text:s text:c="5"/>36928 <text:s text:c="4"/></text:p>
      <text:p text:style-name="P5">_________________________________________________________________</text:p>
      <text:p text:style-name="P5">block1_pool (MaxPooling2D) <text:s text:c="2"/>(None, 112, 112, 64) <text:s text:c="5"/>0 <text:s text:c="8"/></text:p>
      <text:p text:style-name="P5">_________________________________________________________________</text:p>
      <text:p text:style-name="P5">block2_conv1 (Conv2D) <text:s text:c="7"/>(None, 112, 112, 128) <text:s text:c="4"/>73856 <text:s text:c="4"/></text:p>
      <text:p text:style-name="P5">_________________________________________________________________</text:p>
      <text:p text:style-name="P5">block2_conv2 (Conv2D) <text:s text:c="7"/>(None, 112, 112, 128) <text:s text:c="4"/>147584 <text:s text:c="3"/></text:p>
      <text:p text:style-name="P5">_________________________________________________________________</text:p>
      <text:p text:style-name="P5">block2_pool (MaxPooling2D) <text:s text:c="2"/>(None, 56, 56, 128) <text:s text:c="6"/>0 <text:s text:c="8"/></text:p>
      <text:p text:style-name="P5">_________________________________________________________________</text:p>
      <text:p text:style-name="P5">block3_conv1 (Conv2D) <text:s text:c="7"/>(None, 56, 56, 256) <text:s text:c="6"/>295168 <text:s text:c="3"/></text:p>
      <text:p text:style-name="P5">_________________________________________________________________</text:p>
      <text:p text:style-name="P5">block3_conv2 (Conv2D) <text:s text:c="7"/>(None, 56, 56, 256) <text:s text:c="6"/>590080 <text:s text:c="3"/></text:p>
      <text:p text:style-name="P5">_________________________________________________________________</text:p>
      <text:p text:style-name="P5">block3_conv3 (Conv2D) <text:s text:c="7"/>(None, 56, 56, 256) <text:s text:c="6"/>590080 <text:s text:c="3"/></text:p>
      <text:p text:style-name="P5">_________________________________________________________________</text:p>
      <text:p text:style-name="P5">block3_pool (MaxPooling2D) <text:s text:c="2"/>(None, 28, 28, 256) <text:s text:c="6"/>0 <text:s text:c="8"/></text:p>
      <text:p text:style-name="P5">_________________________________________________________________</text:p>
      <text:p text:style-name="P5">block4_conv1 (Conv2D) <text:s text:c="7"/>(None, 28, 28, 512) <text:s text:c="6"/>1180160 <text:s text:c="2"/></text:p>
      <text:p text:style-name="P5">_________________________________________________________________</text:p>
      <text:p text:style-name="P5">block4_conv2 (Conv2D) <text:s text:c="7"/>(None, 28, 28, 512) <text:s text:c="6"/>2359808 <text:s text:c="2"/></text:p>
      <text:p text:style-name="P5">_________________________________________________________________</text:p>
      <text:p text:style-name="P5">block4_conv3 (Conv2D) <text:s text:c="7"/>(None, 28, 28, 512) <text:s text:c="6"/>2359808 <text:s text:c="2"/></text:p>
      <text:p text:style-name="P5">_________________________________________________________________</text:p>
      <text:p text:style-name="P5">block4_pool (MaxPooling2D) <text:s text:c="2"/>(None, 14, 14, 512) <text:s text:c="6"/>0 <text:s text:c="8"/></text:p>
      <text:p text:style-name="P5">_________________________________________________________________</text:p>
      <text:p text:style-name="P5">block5_conv1 (Conv2D) <text:s text:c="7"/>(None, 14, 14, 512) <text:s text:c="6"/>2359808 <text:s text:c="2"/></text:p>
      <text:p text:style-name="P5">_________________________________________________________________</text:p>
      <text:p text:style-name="P5">block5_conv2 (Conv2D) <text:s text:c="7"/>(None, 14, 14, 512) <text:s text:c="6"/>2359808 <text:s text:c="2"/></text:p>
      <text:p text:style-name="P5">_________________________________________________________________</text:p>
      <text:p text:style-name="P5">block5_conv3 (Conv2D) <text:s text:c="7"/>(None, 14, 14, 512) <text:s text:c="6"/>2359808 <text:s text:c="2"/></text:p>
      <text:p text:style-name="P5">_________________________________________________________________</text:p>
      <text:p text:style-name="P5">block5_pool (MaxPooling2D) <text:s text:c="2"/>(None, 7, 7, 512) <text:s text:c="8"/>0 <text:s text:c="8"/></text:p>
      <text:p text:style-name="P5">_________________________________________________________________</text:p>
      <text:p text:style-name="P5">flatten (Flatten) <text:s text:c="11"/>(None, 25088) <text:s text:c="12"/>0 <text:s text:c="8"/></text:p>
      <text:p text:style-name="P5">_________________________________________________________________</text:p>
      <text:p text:style-name="P5">fc1 (Dense) <text:s text:c="17"/>(None, 4096) <text:s text:c="13"/>102764544 </text:p>
      <text:p text:style-name="P5">_________________________________________________________________</text:p>
      <text:p text:style-name="P5">fc2 (Dense) <text:s text:c="17"/>(None, 4096) <text:s text:c="13"/>16781312 <text:s/></text:p>
      <text:p text:style-name="P5">=================================================================</text:p>
      <text:p text:style-name="P5"><text:soft-page-break/>Total params: 134,260,544</text:p>
      <text:p text:style-name="P5">Trainable params: 134,260,544</text:p>
      <text:p text:style-name="P5">Non-trainable params: 0</text:p>
      <text:p text:style-name="P5"/>
      <text:p text:style-name="P7"># load model without classifier layers</text:p>
      <text:p text:style-name="P3">model = VGG16(<text:span text:style-name="T1">include_top</text:span>=<text:span text:style-name="T4">False</text:span>, <text:span text:style-name="T1">input_shape</text:span>=(<text:span text:style-name="T2">300</text:span>, <text:span text:style-name="T2">300</text:span>, <text:span text:style-name="T2">3</text:span>))</text:p>
      <text:p text:style-name="P6"># add new classifier layers</text:p>
      <text:p text:style-name="P3">flat1 = Flatten(<text:span text:style-name="T1">name</text:span>=<text:span text:style-name="T5">'flat'</text:span>)(model.layers[-<text:span text:style-name="T2">1</text:span>].output)</text:p>
      <text:p text:style-name="P3">class1 = Dense(<text:span text:style-name="T2">1024</text:span>, <text:span text:style-name="T1">activation</text:span>=<text:span text:style-name="T5">'relu'</text:span>, <text:span text:style-name="T1">name</text:span>=<text:span text:style-name="T5">'dense1'</text:span>)(flat1)</text:p>
      <text:p text:style-name="P3">class2 = Dense(<text:span text:style-name="T2">128</text:span>, <text:span text:style-name="T1">activation</text:span>=<text:span text:style-name="T5">'relu'</text:span>, <text:span text:style-name="T1">name</text:span>=<text:span text:style-name="T5">'dense2'</text:span>)(class1)</text:p>
      <text:p text:style-name="P3">output = Dense(<text:span text:style-name="T2">10</text:span>, <text:span text:style-name="T1">activation</text:span>=<text:span text:style-name="T5">'softmax'</text:span>, <text:span text:style-name="T1">name</text:span>=<text:span text:style-name="T5">'pred'</text:span>)(class2)</text:p>
      <text:p text:style-name="P6"># define new model</text:p>
      <text:p text:style-name="P3">model = Model(<text:span text:style-name="T1">inputs</text:span>=model.inputs, <text:span text:style-name="T1">outputs</text:span>=output)</text:p>
      <text:p text:style-name="P5"/>
      <text:p text:style-name="P8">Model: "model"</text:p>
      <text:p text:style-name="P8">_________________________________________________________________</text:p>
      <text:p text:style-name="P8">Layer (type) <text:s text:c="16"/>Output Shape <text:s text:c="13"/>Param # <text:s text:c="2"/></text:p>
      <text:p text:style-name="P8">=================================================================</text:p>
      <text:p text:style-name="P8">input_1 (InputLayer) <text:s text:c="8"/>[(None, 300, 300, 3)] <text:s text:c="4"/>0 <text:s text:c="8"/></text:p>
      <text:p text:style-name="P8">_________________________________________________________________</text:p>
      <text:p text:style-name="P8">block1_conv1 (Conv2D) <text:s text:c="7"/>(None, 300, 300, 64) <text:s text:c="5"/>1792 <text:s text:c="5"/></text:p>
      <text:p text:style-name="P8">_________________________________________________________________</text:p>
      <text:p text:style-name="P8">block1_conv2 (Conv2D) <text:s text:c="7"/>(None, 300, 300, 64) <text:s text:c="5"/>36928 <text:s text:c="4"/></text:p>
      <text:p text:style-name="P8">_________________________________________________________________</text:p>
      <text:p text:style-name="P8">block1_pool (MaxPooling2D) <text:s text:c="2"/>(None, 150, 150, 64) <text:s text:c="5"/>0 <text:s text:c="8"/></text:p>
      <text:p text:style-name="P8">_________________________________________________________________</text:p>
      <text:p text:style-name="P8">block2_conv1 (Conv2D) <text:s text:c="7"/>(None, 150, 150, 128) <text:s text:c="4"/>73856 <text:s text:c="4"/></text:p>
      <text:p text:style-name="P8">_________________________________________________________________</text:p>
      <text:p text:style-name="P8">block2_conv2 (Conv2D) <text:s text:c="7"/>(None, 150, 150, 128) <text:s text:c="4"/>147584 <text:s text:c="3"/></text:p>
      <text:p text:style-name="P8">_________________________________________________________________</text:p>
      <text:p text:style-name="P8">block2_pool (MaxPooling2D) <text:s text:c="2"/>(None, 75, 75, 128) <text:s text:c="6"/>0 <text:s text:c="8"/></text:p>
      <text:p text:style-name="P8">_________________________________________________________________</text:p>
      <text:p text:style-name="P8">block3_conv1 (Conv2D) <text:s text:c="7"/>(None, 75, 75, 256) <text:s text:c="6"/>295168 <text:s text:c="3"/></text:p>
      <text:p text:style-name="P8">_________________________________________________________________</text:p>
      <text:p text:style-name="P8">block3_conv2 (Conv2D) <text:s text:c="7"/>(None, 75, 75, 256) <text:s text:c="6"/>590080 <text:s text:c="3"/></text:p>
      <text:p text:style-name="P8">_________________________________________________________________</text:p>
      <text:p text:style-name="P8">block3_conv3 (Conv2D) <text:s text:c="7"/>(None, 75, 75, 256) <text:s text:c="6"/>590080 <text:s text:c="3"/></text:p>
      <text:p text:style-name="P8">_________________________________________________________________</text:p>
      <text:p text:style-name="P8">block3_pool (MaxPooling2D) <text:s text:c="2"/>(None, 37, 37, 256) <text:s text:c="6"/>0 <text:s text:c="8"/></text:p>
      <text:p text:style-name="P8">_________________________________________________________________</text:p>
      <text:p text:style-name="P8">block4_conv1 (Conv2D) <text:s text:c="7"/>(None, 37, 37, 512) <text:s text:c="6"/>1180160 <text:s text:c="2"/></text:p>
      <text:p text:style-name="P8">_________________________________________________________________</text:p>
      <text:p text:style-name="P8">block4_conv2 (Conv2D) <text:s text:c="7"/>(None, 37, 37, 512) <text:s text:c="6"/>2359808 <text:s text:c="2"/></text:p>
      <text:p text:style-name="P8">_________________________________________________________________</text:p>
      <text:p text:style-name="P8">block4_conv3 (Conv2D) <text:s text:c="7"/>(None, 37, 37, 512) <text:s text:c="6"/>2359808 <text:s text:c="2"/></text:p>
      <text:p text:style-name="P8">_________________________________________________________________</text:p>
      <text:p text:style-name="P8">block4_pool (MaxPooling2D) <text:s text:c="2"/>(None, 18, 18, 512) <text:s text:c="6"/>0 <text:s text:c="8"/></text:p>
      <text:p text:style-name="P8">_________________________________________________________________</text:p>
      <text:p text:style-name="P8">block5_conv1 (Conv2D) <text:s text:c="7"/>(None, 18, 18, 512) <text:s text:c="6"/>2359808 <text:s text:c="2"/></text:p>
      <text:p text:style-name="P8">_________________________________________________________________</text:p>
      <text:p text:style-name="P8">block5_conv2 (Conv2D) <text:s text:c="7"/>(None, 18, 18, 512) <text:s text:c="6"/>2359808 <text:s text:c="2"/></text:p>
      <text:p text:style-name="P8"><text:soft-page-break/>_________________________________________________________________</text:p>
      <text:p text:style-name="P8">block5_conv3 (Conv2D) <text:s text:c="7"/>(None, 18, 18, 512) <text:s text:c="6"/>2359808 <text:s text:c="2"/></text:p>
      <text:p text:style-name="P8">_________________________________________________________________</text:p>
      <text:p text:style-name="P8">block5_pool (MaxPooling2D) <text:s text:c="2"/>(None, 9, 9, 512) <text:s text:c="8"/>0 <text:s text:c="8"/></text:p>
      <text:p text:style-name="P8">_________________________________________________________________</text:p>
      <text:p text:style-name="P8">flat (Flatten) <text:s text:c="14"/>(None, 41472) <text:s text:c="12"/>0 <text:s text:c="8"/></text:p>
      <text:p text:style-name="P8">_________________________________________________________________</text:p>
      <text:p text:style-name="P8">dense1 (Dense) <text:s text:c="14"/>(None, 1024) <text:s text:c="13"/>42468352 <text:s/></text:p>
      <text:p text:style-name="P8">_________________________________________________________________</text:p>
      <text:p text:style-name="P8">dense2 (Dense) <text:s text:c="14"/>(None, 128) <text:s text:c="14"/>131200 <text:s text:c="3"/></text:p>
      <text:p text:style-name="P8">_________________________________________________________________</text:p>
      <text:p text:style-name="P8">pred (Dense) <text:s text:c="16"/>(None, 10) <text:s text:c="15"/>1290 <text:s text:c="5"/></text:p>
      <text:p text:style-name="P8">=================================================================</text:p>
      <text:p text:style-name="P8">Total params: 57,315,530</text:p>
      <text:p text:style-name="P8">Trainable params: 57,315,530</text:p>
      <text:p text:style-name="P8">Non-trainable params: 0</text:p>
      <text:p text:style-name="P8">_________________________________________________________________</text:p>
      <text:p text:style-name="P8">2020-10-23 08:16:40.455626: W tensorflow/python/util/util.cc:299] Sets are not currently considered sequences, but this may change in the future, so consider avoiding using them.</text:p>
      <text:p text:style-name="P8">WARNING:tensorflow:Tensor._shape is private, use Tensor.shape instead. Tensor._shape will eventually be removed.</text:p>
      <text:p text:style-name="P8"/>
      <text:p text:style-name="P4">l=<text:span text:style-name="T2">0</text:span></text:p>
      <text:p text:style-name="P3"><text:span text:style-name="T6">for</text:span> layer <text:span text:style-name="T4">in</text:span> model.layers[:-<text:span text:style-name="T2">4</text:span>]:</text:p>
      <text:p text:style-name="P3">l+=<text:span text:style-name="T2">1</text:span></text:p>
      <text:p text:style-name="P3"><text:span text:style-name="T7">print</text:span>(layer.name)</text:p>
      <text:p text:style-name="P3">layer.trainable = <text:span text:style-name="T4">False</text:span></text:p>
      <text:p text:style-name="P9"/>
      <text:p text:style-name="P9">input_1</text:p>
      <text:p text:style-name="P9">block1_conv1</text:p>
      <text:p text:style-name="P9">block1_conv2</text:p>
      <text:p text:style-name="P9">block1_pool</text:p>
      <text:p text:style-name="P9">block2_conv1</text:p>
      <text:p text:style-name="P9">block2_conv2</text:p>
      <text:p text:style-name="P9">block2_pool</text:p>
      <text:p text:style-name="P9">block3_conv1</text:p>
      <text:p text:style-name="P9">block3_conv2</text:p>
      <text:p text:style-name="P9">block3_conv3</text:p>
      <text:p text:style-name="P9">block3_pool</text:p>
      <text:p text:style-name="P9">block4_conv1</text:p>
      <text:p text:style-name="P9">block4_conv2</text:p>
      <text:p text:style-name="P9">block4_conv3</text:p>
      <text:p text:style-name="P9">block4_pool</text:p>
      <text:p text:style-name="P9">block5_conv1</text:p>
      <text:p text:style-name="P9">block5_conv2</text:p>
      <text:p text:style-name="P9">block5_conv3</text:p>
      <text:p text:style-name="P9">block5_pool</text:p>
      <text:p text:style-name="P8"/>
      <text:p text:style-name="P9"><text:span text:style-name="T3">last</text:span> layer.name = 'block5_pool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16:48:42.065845727</meta:creation-date>
    <dc:date>2020-10-23T14:38:31.587307346</dc:date>
    <meta:editing-duration>PT2H26M4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4" meta:paragraph-count="194" meta:word-count="693" meta:character-count="11000" meta:non-whitespace-character-count="9096"/>
  </office:meta>
</office:document-meta>
</file>